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10000020F7C40E412494F1977.png" manifest:media-type="image/png"/>
  <manifest:file-entry manifest:full-path="Pictures/10000000000004C4000002520B1224F2825A8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4b5" officeooo:paragraph-rsid="001444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Dahle</text:p>
      <text:p text:style-name="P1">11775278</text:p>
      <text:p text:style-name="P1"/>
      <text:p text:style-name="P1"><draw:frame draw:style-name="fr2" draw:name="Image1" text:anchor-type="char" svg:width="6.9252in" svg:height="3.3717in" draw:z-index="0"><draw:image xlink:href="Pictures/10000000000004C4000002520B1224F2825A8902.png" xlink:type="simple" xlink:show="embed" xlink:actuate="onLoad" draw:mime-type="image/png"/></draw:frame><draw:frame draw:style-name="fr1" draw:name="Image2" text:anchor-type="char" svg:x="0.052in" svg:y="3.8543in" svg:width="6.9252in" svg:height="3.3028in" draw:z-index="1"><draw:image xlink:href="Pictures/10000000000004510000020F7C40E412494F19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2:58:01.891990505</meta:creation-date>
    <dc:date>2023-11-19T23:01:13.084417057</dc:date>
    <meta:editing-duration>PT3M12S</meta:editing-duration>
    <meta:editing-cycles>1</meta:editing-cycles>
    <meta:document-statistic meta:table-count="0" meta:image-count="2" meta:object-count="0" meta:page-count="1" meta:paragraph-count="2" meta:word-count="3" meta:character-count="19" meta:non-whitespace-character-count="18"/>
    <meta:generator>LibreOffice/7.3.7.2$Linux_X86_64 LibreOffice_project/30$Build-2</meta:generator>
  </office:meta>
</office:document-meta>
</file>